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222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223cm" fo:min-width="0cm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 fo:min-height="0.223cm" fo:min-width="0cm"/>
    </style:style>
    <style:style style:name="gr4" style:family="graphic" style:parent-style-name="standard">
      <style:graphic-properties draw:fill="solid" draw:fill-color="#ffd7d7" draw:textarea-horizontal-align="justify" draw:textarea-vertical-align="middle" draw:auto-grow-height="false" fo:min-height="0.22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="none"/>
      <style:paragraph-properties fo:text-align="center"/>
      <style:text-properties fo:font-size="14pt"/>
    </style:style>
    <style:style style:name="P3" style:family="paragraph">
      <loext:graphic-properties draw:fill="solid" draw:fill-color="#dddddd"/>
      <style:paragraph-properties fo:text-align="center"/>
      <style:text-properties fo:font-size="14pt"/>
    </style:style>
    <style:style style:name="P4" style:family="paragraph">
      <loext:graphic-properties draw:fill="solid" draw:fill-color="#ffd7d7"/>
      <style:paragraph-properties fo:text-align="center"/>
      <style:text-properties fo:font-size="14pt" fo:background-color="#ffff00"/>
    </style:style>
    <style:style style:name="P5" style:family="paragraph">
      <loext:graphic-properties draw:fill="solid" draw:fill-color="#ffd7d7"/>
      <style:paragraph-properties fo:text-align="center"/>
      <style:text-properties fo:font-size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667cm" svg:height="0.666cm" svg:x="1.316cm" svg:y="5.41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7cm" svg:height="0.667cm" svg:x="2.427cm" svg:y="5.41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7cm" svg:height="0.667cm" svg:x="3.539cm" svg:y="5.414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67cm" svg:height="0.667cm" svg:x="4.65cm" svg:y="5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67cm" svg:height="0.667cm" svg:x="5.762cm" svg:y="5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67cm" svg:height="0.667cm" svg:x="6.873cm" svg:y="5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67cm" svg:height="0.667cm" svg:x="7.985cm" svg:y="5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67cm" svg:height="0.667cm" svg:x="9.096cm" svg:y="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6cm" svg:height="0.667cm" svg:x="1.761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7cm" svg:height="0.667cm" svg:x="3.983cm" svg:y="4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7cm" svg:height="0.667cm" svg:x="6.206cm" svg:y="4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7cm" svg:height="0.667cm" svg:x="8.429cm" svg:y="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7cm" svg:height="0.667cm" svg:x="2.872cm" svg:y="2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7cm" svg:height="0.667cm" svg:x="5.095cm" svg:y="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7cm" svg:height="0.667cm" svg:x="7.318cm" svg:y="2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67cm" svg:height="0.666cm" svg:x="11.516cm" svg:y="5.41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67cm" svg:height="0.667cm" svg:x="12.627cm" svg:y="5.414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7cm" svg:height="0.667cm" svg:x="13.739cm" svg:y="5.414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67cm" svg:height="0.667cm" svg:x="14.85cm" svg:y="5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67cm" svg:height="0.667cm" svg:x="15.962cm" svg:y="5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67cm" svg:height="0.667cm" svg:x="17.073cm" svg:y="5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67cm" svg:height="0.667cm" svg:x="18.185cm" svg:y="5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67cm" svg:height="0.667cm" svg:x="19.296cm" svg:y="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66cm" svg:height="0.667cm" svg:x="11.961cm" svg:y="4.30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7cm" svg:height="0.667cm" svg:x="14.183cm" svg:y="4.30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7cm" svg:height="0.667cm" svg:x="16.406cm" svg:y="4.30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7cm" svg:height="0.667cm" svg:x="18.629cm" svg:y="4.304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7cm" svg:height="0.667cm" svg:x="13.072cm" svg:y="2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7cm" svg:height="0.667cm" svg:x="15.295cm" svg:y="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7cm" svg:height="0.667cm" svg:x="17.518cm" svg:y="2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67cm" svg:height="0.666cm" svg:x="1.316cm" svg:y="11.41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7cm" svg:height="0.667cm" svg:x="2.427cm" svg:y="11.414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67cm" svg:height="0.667cm" svg:x="3.539cm" svg:y="11.414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67cm" svg:height="0.667cm" svg:x="4.65cm" svg:y="11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67cm" svg:height="0.667cm" svg:x="5.762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67cm" svg:height="0.667cm" svg:x="6.873cm" svg:y="11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67cm" svg:height="0.667cm" svg:x="7.985cm" svg:y="11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67cm" svg:height="0.667cm" svg:x="9.096cm" svg:y="1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6cm" svg:height="0.667cm" svg:x="1.761cm" svg:y="10.30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67cm" svg:height="0.667cm" svg:x="3.983cm" svg:y="10.303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67cm" svg:height="0.667cm" svg:x="6.206cm" svg:y="10.303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7cm" svg:height="0.667cm" svg:x="8.429cm" svg:y="10.304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67cm" svg:height="0.667cm" svg:x="2.872cm" svg:y="8.96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7cm" svg:height="0.667cm" svg:x="5.095cm" svg:y="8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67cm" svg:height="0.667cm" svg:x="7.318cm" svg:y="8.9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67cm" svg:height="0.666cm" svg:x="11.516cm" svg:y="11.41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7cm" svg:height="0.667cm" svg:x="12.627cm" svg:y="11.414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7cm" svg:height="0.667cm" svg:x="13.739cm" svg:y="11.414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67cm" svg:height="0.667cm" svg:x="14.85cm" svg:y="11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67cm" svg:height="0.667cm" svg:x="15.962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67cm" svg:height="0.667cm" svg:x="17.073cm" svg:y="11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67cm" svg:height="0.667cm" svg:x="18.185cm" svg:y="11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67cm" svg:height="0.667cm" svg:x="19.296cm" svg:y="1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66cm" svg:height="0.667cm" svg:x="11.961cm" svg:y="10.30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7cm" svg:height="0.667cm" svg:x="14.183cm" svg:y="10.303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7cm" svg:height="0.667cm" svg:x="16.406cm" svg:y="10.303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7cm" svg:height="0.667cm" svg:x="18.629cm" svg:y="10.304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67cm" svg:height="0.667cm" svg:x="13.072cm" svg:y="8.96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67cm" svg:height="0.667cm" svg:x="15.295cm" svg:y="8.07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7cm" svg:height="0.667cm" svg:x="17.518cm" svg:y="8.9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2.212cm" svg:height="0.806cm" svg:x="1.508cm" svg:y="1.845cm">
          <draw:text-box>
            <text:p><text:span text:style-name="T1">Stage 1</text:span></text:p>
          </draw:text-box>
        </draw:frame>
        <draw:frame draw:style-name="gr5" draw:text-style-name="P6" draw:layer="layout" svg:width="2.212cm" svg:height="0.806cm" svg:x="11.608cm" svg:y="1.845cm">
          <draw:text-box>
            <text:p><text:span text:style-name="T1">Stage 2</text:span></text:p>
          </draw:text-box>
        </draw:frame>
        <draw:frame draw:style-name="gr5" draw:text-style-name="P6" draw:layer="layout" svg:width="2.212cm" svg:height="0.806cm" svg:x="1.508cm" svg:y="7.945cm">
          <draw:text-box>
            <text:p><text:span text:style-name="T1">Stage 3</text:span></text:p>
          </draw:text-box>
        </draw:frame>
        <draw:frame draw:style-name="gr5" draw:text-style-name="P6" draw:layer="layout" svg:width="2.212cm" svg:height="0.806cm" svg:x="11.608cm" svg:y="8.045cm">
          <draw:text-box>
            <text:p><text:span text:style-name="T1">Stage 4</text:span></text:p>
          </draw:text-box>
        </draw:frame>
        <draw:line draw:style-name="gr6" draw:text-style-name="P7" draw:layer="layout" svg:x1="1.127cm" svg:y1="7.096cm" svg:x2="20.177cm" svg:y2="7.096cm">
          <text:p/>
        </draw:line>
        <draw:line draw:style-name="gr6" draw:text-style-name="P7" draw:layer="layout" svg:x1="10.484cm" svg:y1="1.381cm" svg:x2="10.44cm" svg:y2="12.253cm">
          <text:p/>
        </draw:line>
      </draw:page>
      <draw:page draw:name="page2" draw:style-name="dp1" draw:master-page-name="Default">
        <draw:custom-shape draw:style-name="gr1" draw:text-style-name="P2" draw:layer="layout" svg:width="0.667cm" svg:height="0.666cm" svg:x="3.216cm" svg:y="5.41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7cm" svg:height="0.667cm" svg:x="4.327cm" svg:y="5.41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7cm" svg:height="0.667cm" svg:x="5.439cm" svg:y="5.41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67cm" svg:height="0.667cm" svg:x="6.55cm" svg:y="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67cm" svg:height="0.667cm" svg:x="7.662cm" svg:y="5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67cm" svg:height="0.667cm" svg:x="8.773cm" svg:y="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67cm" svg:height="0.667cm" svg:x="9.885cm" svg:y="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67cm" svg:height="0.667cm" svg:x="10.996cm" svg:y="5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6cm" svg:height="0.667cm" svg:x="3.661cm" svg:y="4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7cm" svg:height="0.667cm" svg:x="5.883cm" svg:y="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7cm" svg:height="0.667cm" svg:x="8.106cm" svg:y="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7cm" svg:height="0.667cm" svg:x="10.329cm" svg:y="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7cm" svg:height="0.667cm" svg:x="4.772cm" svg:y="2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7cm" svg:height="0.667cm" svg:x="6.995cm" svg:y="2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67cm" svg:height="0.667cm" svg:x="9.218cm" svg:y="2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0.853cm" svg:height="0.962cm" svg:x="2.624cm" svg:y="4.937cm">
          <draw:text-box>
            <text:p>0</text:p>
          </draw:text-box>
        </draw:frame>
        <draw:frame draw:style-name="gr5" draw:text-style-name="P8" draw:layer="layout" svg:width="0.853cm" svg:height="0.962cm" svg:x="3.725cm" svg:y="4.937cm">
          <draw:text-box>
            <text:p>0</text:p>
          </draw:text-box>
        </draw:frame>
        <draw:frame draw:style-name="gr5" draw:text-style-name="P8" draw:layer="layout" svg:width="0.853cm" svg:height="0.962cm" svg:x="4.825cm" svg:y="4.937cm">
          <draw:text-box>
            <text:p>0</text:p>
          </draw:text-box>
        </draw:frame>
        <draw:frame draw:style-name="gr5" draw:text-style-name="P8" draw:layer="layout" svg:width="0.853cm" svg:height="0.962cm" svg:x="3.125cm" svg:y="3.837cm">
          <draw:text-box>
            <text:p>1</text:p>
          </draw:text-box>
        </draw:frame>
        <draw:frame draw:style-name="gr5" draw:text-style-name="P8" draw:layer="layout" svg:width="0.853cm" svg:height="0.962cm" svg:x="7.525cm" svg:y="3.937cm">
          <draw:text-box>
            <text:p>0</text:p>
          </draw:text-box>
        </draw:frame>
        <draw:frame draw:style-name="gr5" draw:text-style-name="P8" draw:layer="layout" svg:width="0.853cm" svg:height="0.962cm" svg:x="9.725cm" svg:y="3.837cm">
          <draw:text-box>
            <text:p>0</text:p>
          </draw:text-box>
        </draw:frame>
        <draw:frame draw:style-name="gr5" draw:text-style-name="P8" draw:layer="layout" svg:width="0.853cm" svg:height="0.962cm" svg:x="5.326cm" svg:y="3.837cm">
          <draw:text-box>
            <text:p>1</text:p>
          </draw:text-box>
        </draw:frame>
        <draw:frame draw:style-name="gr5" draw:text-style-name="P8" draw:layer="layout" svg:width="0.853cm" svg:height="0.962cm" svg:x="8.726cm" svg:y="2.537cm">
          <draw:text-box>
            <text:p>1</text:p>
          </draw:text-box>
        </draw:frame>
        <draw:frame draw:style-name="gr5" draw:text-style-name="P8" draw:layer="layout" svg:width="0.853cm" svg:height="0.962cm" svg:x="4.226cm" svg:y="2.437cm">
          <draw:text-box>
            <text:p>2</text:p>
          </draw:text-box>
        </draw:frame>
        <draw:frame draw:style-name="gr5" draw:text-style-name="P8" draw:layer="layout" svg:width="0.853cm" svg:height="0.962cm" svg:x="6.526cm" svg:y="1.437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0-28T00:39:17.958000000</meta:creation-date>
    <dc:date>2021-10-28T03:38:29.616000000</dc:date>
    <meta:editing-duration>PT2H17M8S</meta:editing-duration>
    <meta:editing-cycles>1</meta:editing-cycles>
    <meta:document-statistic meta:object-count="91"/>
    <meta:generator>LibreOffice/6.3.2.2$Windows_X86_64 LibreOffice_project/98b30e735bda24bc04ab42594c85f7fd8be07b9c</meta:generator>
  </office:meta>
</office:document-meta>
</file>